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iceableService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iceableService.init( final Objec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erviceableService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viceableService.s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